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8cm" svg:height="2.8cm" svg:x="9.3cm" svg:y="8.6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6cm" svg:x="3.1cm" svg:y="2.6cm">
          <text:p text:style-name="P1">MIDI 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6cm" svg:x="6.8cm" svg:y="2.4cm">
          <text:p text:style-name="P1">RS23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6cm" svg:x="10.7cm" svg:y="2.5cm">
          <text:p text:style-name="P1">USB</text:p>
          <text:p text:style-name="P1">+ Po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8cm" svg:height="1.6cm" svg:x="2.8cm" svg:y="0.5cm">
          <text:p text:style-name="P1">External interfa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.6cm" svg:x="20.8cm" svg:y="0.6cm">
          <text:p text:style-name="P1">PDA cradle</text:p>
          <text:p text:style-name="P1">(Replaceable modul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0cm" svg:y="10.3cm">
          <text:p text:style-name="P1">Vintage VF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6cm" svg:x="14.7cm" svg:y="2.8cm">
          <text:p text:style-name="P1">PS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6cm" svg:x="21cm" svg:y="2.9cm">
          <text:p text:style-name="P1">RS23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6cm" svg:x="23.6cm" svg:y="2.9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6cm" svg:x="26cm" svg:y="2.9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9.9cm" svg:y="16.8cm">
          <text:p text:style-name="P1">Laptop trackp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2cm" svg:x="18cm" svg:y="8.7cm">
          <text:p text:style-name="P1">USB Hu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cm" svg:x="23.8cm" svg:y="8.8cm">
          <text:p text:style-name="P1">USB Cardr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2.8cm" svg:x="15cm" svg:y="12.4cm">
          <text:p text:style-name="P1">Speak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Tulupov (vaxxabait@gmail.com)</meta:initial-creator>
    <meta:creation-date>2014-09-26T19:04:33.202049363</meta:creation-date>
    <dc:date>2014-09-26T19:13:23.115895894</dc:date>
    <dc:creator>Michael Tulupov (vaxxabait@gmail.com)</dc:creator>
    <meta:editing-duration>PT2M27S</meta:editing-duration>
    <meta:editing-cycles>4</meta:editing-cycles>
    <meta:generator>LibreOffice/4.2.4.2$Linux_x86 LibreOffice_project/420m0$Build-2</meta:generator>
    <meta:document-statistic meta:object-count="15"/>
  </office:meta>
</office:document-meta>
</file>